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ffc48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4ffc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80c4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35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31cm" svg:height="0.271cm" draw:transform="skewX (-0.0624827872213852) rotate (1.29241631110156) translate (20.3179361850092cm 9.52454737356324cm)" svg:viewBox="0 0 2311 272" svg:d="m0 44308c136 609 2311-2 2311-2">
            <text:p/>
          </draw:path>
          <draw:path draw:style-name="gr1" draw:text-style-name="P1" draw:layer="layout" svg:width="2.31cm" svg:height="0.271cm" draw:transform="skewX (0.0624827872213852) rotate (1.84917634248764) translate (20.954cm 7.3025cm)" svg:viewBox="0 0 2311 272" svg:d="m2311 36283c-136 609-2311-2-2311-2">
            <text:p/>
          </draw:path>
        </draw:g>
        <draw:g>
          <draw:path draw:style-name="gr1" draw:text-style-name="P1" draw:layer="layout" svg:width="2.31cm" svg:height="0.271cm" draw:transform="skewX (-0.0624827872213852) rotate (1.29241631110156) translate (23.4939361850092cm 15.2395473735632cm)" svg:viewBox="0 0 2311 272" svg:d="m0 53557c136 608 2311-2 2311-2">
            <text:p/>
          </draw:path>
          <draw:path draw:style-name="gr1" draw:text-style-name="P1" draw:layer="layout" svg:width="2.31cm" svg:height="0.271cm" draw:transform="skewX (0.0624827872213852) rotate (1.84917634248764) translate (24.13cm 13.0175cm)" svg:viewBox="0 0 2311 272" svg:d="m2311 39250c-136 608-2311-2-2311-2">
            <text:p/>
          </draw:path>
        </draw:g>
        <draw:line draw:style-name="gr2" draw:text-style-name="P1" draw:layer="layout" svg:x1="23.495cm" svg:y1="6.35cm" svg:x2="23.495cm" svg:y2="10.795cm">
          <text:p/>
        </draw:line>
        <draw:g>
          <draw:path draw:style-name="gr1" draw:text-style-name="P1" draw:layer="layout" svg:width="2.31cm" svg:height="0.271cm" draw:transform="skewX (-0.0624827872213852) rotate (1.29241631110156) translate (6.9849361850092cm 15.2395473735632cm)" svg:viewBox="0 0 2311 272" svg:d="m0 21810c136 608 2311-2 2311-2">
            <text:p/>
          </draw:path>
          <draw:path draw:style-name="gr1" draw:text-style-name="P1" draw:layer="layout" svg:width="2.31cm" svg:height="0.271cm" draw:transform="skewX (0.0624827872213852) rotate (1.84917634248764) translate (7.621cm 13.0175cm)" svg:viewBox="0 0 2311 272" svg:d="m2311 7503c-136 609-2311-2-2311-2">
            <text:p/>
          </draw:path>
        </draw:g>
        <draw:custom-shape draw:style-name="gr3" draw:text-style-name="P2" draw:layer="layout" svg:width="8.89cm" svg:height="1.27cm" svg:x="20.32cm" svg:y="1.905cm">
          <text:p text:style-name="P1"><text:span text:style-name="T1">[&lt;Goal-1&gt; is-occurring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6.51cm" svg:height="1.27cm" svg:x="6.985cm" svg:y="5.715cm">
          <text:p text:style-name="P1"><text:span text:style-name="T1">[&lt;Resource-1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.89cm" svg:height="1.27cm" svg:x="10.795cm" svg:y="11.43cm">
          <text:p text:style-name="P1"><text:span text:style-name="T1">[&lt;Block-1&gt; in &lt;Hand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7.94cm" svg:height="1.27cm" svg:x="1.27cm" svg:y="13.335cm">
          <text:p text:style-name="P1"><text:span text:style-name="T1">[&lt;Block-2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.89cm" svg:height="1.27cm" svg:x="20.32cm" svg:y="11.43cm">
          <text:p text:style-name="P1"><text:span text:style-name="T1">[&lt;Block-1&gt; on &lt;Block-2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0.32cm" svg:y1="2.54cm" svg:x2="20.32cm" svg:y2="5.08cm">
          <text:p/>
        </draw:line>
        <draw:frame draw:style-name="gr6" draw:text-style-name="P3" draw:layer="layout" svg:width="1.27cm" svg:height="0.954cm" svg:x="18.481cm" svg:y="3.83cm">
          <draw:text-box>
            <text:p><text:span text:style-name="T2">(1)</text:span></text:p>
          </draw:text-box>
        </draw:frame>
        <draw:line draw:style-name="gr7" draw:text-style-name="P1" draw:layer="layout" svg:x1="20.286cm" svg:y1="4.365cm" svg:x2="19.651cm" svg:y2="4.365cm">
          <text:p/>
        </draw:line>
        <draw:line draw:style-name="gr2" draw:text-style-name="P1" draw:layer="layout" svg:x1="6.985cm" svg:y1="6.35cm" svg:x2="6.985cm" svg:y2="10.795cm">
          <text:p/>
        </draw:line>
        <draw:custom-shape draw:style-name="gr4" draw:text-style-name="P2" draw:layer="layout" svg:width="8.89cm" svg:height="1.27cm" svg:x="17.145cm" svg:y="7.62cm">
          <text:p text:style-name="P1"><text:span text:style-name="T1">[&lt;Resource-2&gt; is-active true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.89cm" svg:height="1.27cm" svg:x="1.27cm" svg:y="11.43cm">
          <text:p text:style-name="P1"><text:span text:style-name="T1">[&lt;Block-1&gt; on &lt;Table-1&gt;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1" draw:text-style-name="P1" draw:layer="layout" svg:width="2.31cm" svg:height="0.27cm" draw:transform="skewX (-0.0630063859969834) rotate (-1.84917634248883) translate (6.98518180879879cm 10.7950397737096cm)" svg:viewBox="0 0 2311 271" svg:d="m0-19365c136 610 2311 0 2311 0">
            <text:p/>
          </draw:path>
          <draw:path draw:style-name="gr1" draw:text-style-name="P1" draw:layer="layout" svg:width="2.31cm" svg:height="0.27cm" draw:transform="skewX (0.0630063859969834) rotate (-1.29241631110274) translate (6.351cm 13.0175cm)" svg:viewBox="0 0 2311 271" svg:d="m2311-5058c-136 610-2311-1-2311-1">
            <text:p/>
          </draw:path>
        </draw:g>
        <draw:g>
          <draw:path draw:style-name="gr1" draw:text-style-name="P1" draw:layer="layout" svg:width="2.31cm" svg:height="0.27cm" draw:transform="skewX (-0.0630063859969834) rotate (-1.84917634248883) translate (23.4941818087988cm 10.7950397737096cm)" svg:viewBox="0 0 2311 271" svg:d="m0-51112c136 610 2311 0 2311 0">
            <text:p/>
          </draw:path>
          <draw:path draw:style-name="gr1" draw:text-style-name="P1" draw:layer="layout" svg:width="2.31cm" svg:height="0.27cm" draw:transform="skewX (0.0630063859969834) rotate (-1.29241631110274) translate (22.86cm 13.0175cm)" svg:viewBox="0 0 2311 271" svg:d="m2311-36805c-136 610-2311 0-2311 0">
            <text:p/>
          </draw:path>
        </draw:g>
        <draw:g>
          <draw:path draw:style-name="gr1" draw:text-style-name="P1" draw:layer="layout" svg:width="2.31cm" svg:height="0.27cm" draw:transform="skewX (-0.0630063859969834) rotate (-1.84917634248883) translate (20.3191818087988cm 5.08003977370955cm)" svg:viewBox="0 0 2311 271" svg:d="m0-41866c136 611 2311 0 2311 0">
            <text:p/>
          </draw:path>
          <draw:path draw:style-name="gr1" draw:text-style-name="P1" draw:layer="layout" svg:width="2.31cm" svg:height="0.27cm" draw:transform="skewX (0.0630063859969835) rotate (-1.29241631110274) translate (19.685cm 7.3025cm)" svg:viewBox="0 0 2311 271" svg:d="m2311-33841c-136 611-2311 0-2311 0">
            <text:p/>
          </draw:path>
        </draw:g>
        <draw:frame draw:style-name="gr8" draw:text-style-name="P3" draw:layer="layout" svg:width="14.425cm" svg:height="0.954cm" svg:x="1.196cm" svg:y="0.635cm">
          <draw:text-box>
            <text:p><text:span text:style-name="T2">(1) Changing goal knowledge initiates causal learning.</text:span></text:p>
          </draw:text-box>
        </draw:frame>
        <draw:frame draw:style-name="gr8" draw:text-style-name="P3" draw:layer="layout" svg:width="16.796cm" svg:height="0.954cm" svg:x="1.196cm" svg:y="1.586cm">
          <draw:text-box>
            <text:p><text:span text:style-name="T2">(2) Physical precondition concept for achieving goal is updated.</text:span></text:p>
          </draw:text-box>
        </draw:frame>
        <draw:frame draw:style-name="gr6" draw:text-style-name="P3" draw:layer="layout" svg:width="2.005cm" svg:height="0.954cm" svg:x="4.545cm" svg:y="9.525cm">
          <draw:text-box>
            <text:p><text:span text:style-name="T2">(2, 3)</text:span></text:p>
          </draw:text-box>
        </draw:frame>
        <draw:line draw:style-name="gr7" draw:text-style-name="P1" draw:layer="layout" svg:x1="6.985cm" svg:y1="10.06cm" svg:x2="6.35cm" svg:y2="10.06cm">
          <text:p/>
        </draw:line>
        <draw:frame draw:style-name="gr6" draw:text-style-name="P3" draw:layer="layout" svg:width="1.27cm" svg:height="0.954cm" svg:x="21.69cm" svg:y="9.525cm">
          <draw:text-box>
            <text:p><text:span text:style-name="T2">(3)</text:span></text:p>
          </draw:text-box>
        </draw:frame>
        <draw:line draw:style-name="gr7" draw:text-style-name="P1" draw:layer="layout" svg:x1="23.495cm" svg:y1="10.06cm" svg:x2="22.86cm" svg:y2="10.06cm">
          <text:p/>
        </draw:line>
        <draw:frame draw:style-name="gr8" draw:text-style-name="P3" draw:layer="layout" svg:width="17.854cm" svg:height="0.954cm" svg:x="1.196cm" svg:y="2.54cm">
          <draw:text-box>
            <text:p><text:span text:style-name="T2">(3) Physical transition concepts for simulating resource are updated.</text:span></text:p>
          </draw:text-box>
        </draw:frame>
        <draw:line draw:style-name="gr2" draw:text-style-name="P1" draw:layer="layout" svg:x1="1.27cm" svg:y1="15.56cm" svg:x2="3.81cm" svg:y2="15.56cm">
          <text:p/>
        </draw:line>
        <draw:frame draw:style-name="gr9" draw:text-style-name="P4" draw:layer="layout" svg:width="1.827cm" svg:height="1.585cm" svg:x="1.27cm" svg:y="15.56cm">
          <draw:text-box>
            <text:p><text:span text:style-name="T1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17.1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6T13:44:33</meta:creation-date>
    <dc:date>2011-07-16T15:35:17</dc:date>
    <dc:creator>Bo Morgan</dc:creator>
    <meta:editing-duration>PT01H19M53S</meta:editing-duration>
    <meta:editing-cycles>5</meta:editing-cycles>
    <meta:generator>OpenOffice.org/3.2$Linux OpenOffice.org_project/320m12$Build-9483</meta:generator>
    <meta:document-statistic meta:object-count="39"/>
  </office:meta>
</office:document-meta>
</file>